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290000033D8CCA5055.png"/>
  <manifest:file-entry manifest:media-type="image/png" manifest:full-path="Pictures/1000020100000742000003C33574DE18.png"/>
  <manifest:file-entry manifest:media-type="image/png" manifest:full-path="Pictures/100002010000073D0000039C40C822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999cm" svg:height="8.475cm" draw:z-index="0"><draw:image xlink:href="Pictures/100002010000073D0000039C40C822CA.png" xlink:type="simple" xlink:show="embed" xlink:actuate="onLoad"/></draw:frame></text:p>
      <text:p text:style-name="Standard"><draw:frame draw:style-name="fr1" draw:name="grafik2" text:anchor-type="paragraph" svg:width="16.999cm" svg:height="8.809cm" draw:z-index="1"><draw:image xlink:href="Pictures/1000020100000742000003C33574DE18.png" xlink:type="simple" xlink:show="embed" xlink:actuate="onLoad"/></draw:frame></text:p>
      <text:p text:style-name="Standard"><draw:frame draw:style-name="fr1" draw:name="grafik3" text:anchor-type="paragraph" svg:width="16.999cm" svg:height="7.687cm" draw:z-index="2"><draw:image xlink:href="Pictures/10000201000007290000033D8CCA505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6S</meta:editing-duration>
    <meta:editing-cycles>4</meta:editing-cycles>
    <meta:generator>OpenOffice/4.1.2$Win32 OpenOffice.org_project/412m3$Build-9782</meta:generator>
    <dc:date>2016-04-21T15:18:13.81</dc:date>
    <dc:creator>elev10 </dc:creator>
    <meta:document-statistic meta:table-count="0" meta:image-count="3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